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uk" fo:country="UA"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language="uk" fo:country="UA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транслятор</text:p>
      <text:p text:style-name="Standard"/>
      <text:p text:style-name="Standard">Повторювач являє собою електронний пристрій, який отримує сигнал і передає його на <text:s/>ви<text:span text:style-name="T1">ший рівнень і вищу <text:s/>потужність, так що сигнал може покрити великі відстані.</text:span></text:p>
      <text:p text:style-name="Standard"/>
      <text:p text:style-name="Standard">У телекомунікаціях, термін ретранслятор має наступні стандартні значення:</text:p>
      <text:p text:style-name="Standard">Аналогове пристрій, який підсилює вхідний сигнал, незалежно від <text:span text:style-name="T1">його</text:span> <text:span text:style-name="T1">типу</text:span> (аналоговий <text:span text:style-name="T1">чи</text:span> цифровий).</text:p>
      <text:p text:style-name="Standard">Цифровий пристрій, що підсилює, формує <text:s/>або виконує комбінацію будь-як<text:span text:style-name="T1">а</text:span> з цих функцій на цифровому вході <text:s/>сигнал<text:span text:style-name="T1">у</text:span> для повторної передачі.</text:p>
      <text:p text:style-name="Standard"/>
      <text:p text:style-name="Standard">"Діджіпітер" являє собою суміш , <text:span text:style-name="T1">що </text:span>означає "цифровий ретранслятор". Зберігання та пересилання діджіпітеров <text:s/>як правило, приймати передачу пакетно<text:span text:style-name="T1">го </text:span>радіозв'язку, а потім <text:span text:style-name="T1">передавати</text:span> його на т<text:span text:style-name="T1">ій</text:span> сам<text:span text:style-name="T1">і частоті, на відміну від повторювачів, які отримують на одній <text:s/>частоті а передають на іншій частоті.</text:span></text:p>
      <text:p text:style-name="Standard"/>
      <text:p text:style-name="Standard">Ретранслятори часто використовується в трансконтинентальних і підводних кабелях зв'язку, тому що звукоізоляція (втрат<text:span text:style-name="T1">а</text:span> сигналу) на таких відстанях була б неможлива без них.</text:p>
      <text:p text:style-name="Standard"><text:s/>Ретранслятори використовуються в обох мідно-дротяних кабелях, несучих електричні сигнали, і в волоконній оптиці, що проводить світло.</text:p>
      <text:p text:style-name="Standard"/>
      <text:p text:style-name="Standard">У оптичного зв'язку термін ретранслятор, використовується для опису частини обладнання, яке приймає оптичний сигнал, перетворює цей сигнал в електричний, відновлює його, і</text:p>
      <text:p text:style-name="Standard">потім повторно <text:s/>оптичний сигнал. Оскільки такий пристрій перетворює оптичний сигнал в електричний, а потім знову <text:s/>в оптичний сигнал, вони є відомі , як оптико-електричні-оптичн<text:span text:style-name="T1">і</text:span> (OEO) повторювачі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>Студент гр. ТСМ-32 </text:p>
      <text:p text:style-name="P2">Коровець Роман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32S</meta:editing-duration>
    <meta:editing-cycles>13</meta:editing-cycles>
    <meta:generator>OpenOffice/4.0.1$Win32 OpenOffice.org_project/401m5$Build-9714</meta:generator>
    <dc:date>2015-04-16T23:39:28.10</dc:date>
    <meta:print-date>2015-04-16T23:37:40.37</meta:print-date>
    <meta:document-statistic meta:table-count="0" meta:image-count="0" meta:object-count="0" meta:page-count="1" meta:paragraph-count="12" meta:word-count="197" meta:character-count="1488"/>
    <meta:user-defined meta:name="Info 1"/>
    <meta:user-defined meta:name="Info 2"/>
    <meta:user-defined meta:name="Info 3"/>
    <meta:user-defined meta:name="Info 4"/>
  </office:meta>
</office:document-meta>
</file>